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00" officeooo:paragraph-rsid="0017ae00"/>
    </style:style>
    <style:style style:name="P2" style:family="paragraph" style:parent-style-name="Standard">
      <style:text-properties officeooo:rsid="00181c55" officeooo:paragraph-rsid="00181c55"/>
    </style:style>
    <style:style style:name="P3" style:family="paragraph" style:parent-style-name="Standard">
      <style:text-properties officeooo:rsid="001875ea" officeooo:paragraph-rsid="001875ea"/>
    </style:style>
    <style:style style:name="P4" style:family="paragraph" style:parent-style-name="Standard">
      <style:text-properties officeooo:rsid="001b405e" officeooo:paragraph-rsid="001b405e"/>
    </style:style>
    <style:style style:name="P5" style:family="paragraph" style:parent-style-name="Standard">
      <style:text-properties officeooo:rsid="001c33ce" officeooo:paragraph-rsid="001c33ce"/>
    </style:style>
    <style:style style:name="P6" style:family="paragraph" style:parent-style-name="Standard">
      <style:text-properties officeooo:rsid="001d8217" officeooo:paragraph-rsid="001d8217"/>
    </style:style>
    <style:style style:name="P7" style:family="paragraph" style:parent-style-name="Text_20_body">
      <style:text-properties officeooo:rsid="001b405e" officeooo:paragraph-rsid="001b405e"/>
    </style:style>
    <style:style style:name="P8" style:family="paragraph" style:parent-style-name="Standard" style:list-style-name="L1">
      <style:text-properties officeooo:rsid="0017ae00" officeooo:paragraph-rsid="0017ae00"/>
    </style:style>
    <style:style style:name="P9" style:family="paragraph" style:parent-style-name="Standard" style:list-style-name="L2">
      <style:text-properties officeooo:rsid="00181c55" officeooo:paragraph-rsid="00181c55"/>
    </style:style>
    <style:style style:name="P10" style:family="paragraph" style:parent-style-name="Standard" style:list-style-name="L3">
      <style:text-properties officeooo:rsid="00181c55" officeooo:paragraph-rsid="00181c55"/>
    </style:style>
    <style:style style:name="P11" style:family="paragraph" style:parent-style-name="Standard" style:list-style-name="L3">
      <style:text-properties officeooo:rsid="001875ea" officeooo:paragraph-rsid="001875ea"/>
    </style:style>
    <style:style style:name="P12" style:family="paragraph" style:parent-style-name="Standard" style:list-style-name="L4">
      <style:text-properties officeooo:rsid="001875ea" officeooo:paragraph-rsid="001875ea"/>
    </style:style>
    <style:style style:name="P13" style:family="paragraph" style:parent-style-name="Standard" style:list-style-name="L6">
      <style:text-properties officeooo:rsid="001b405e" officeooo:paragraph-rsid="001b405e"/>
    </style:style>
    <style:style style:name="P14" style:family="paragraph" style:parent-style-name="Standard" style:list-style-name="L7">
      <style:text-properties officeooo:rsid="001c33ce" officeooo:paragraph-rsid="001c33ce"/>
    </style:style>
    <style:style style:name="P15" style:family="paragraph" style:parent-style-name="Standard" style:list-style-name="L8">
      <style:text-properties officeooo:rsid="001d8217" officeooo:paragraph-rsid="001d8217"/>
    </style:style>
    <style:style style:name="P16" style:family="paragraph" style:parent-style-name="Standard" style:list-style-name="L9">
      <style:text-properties officeooo:rsid="001d8217" officeooo:paragraph-rsid="001d8217"/>
    </style:style>
    <style:style style:name="P17" style:family="paragraph" style:parent-style-name="Standard" style:list-style-name="L10">
      <style:text-properties officeooo:rsid="001d8217" officeooo:paragraph-rsid="001d8217"/>
    </style:style>
    <style:style style:name="P18" style:family="paragraph" style:parent-style-name="Standard" style:list-style-name="L9">
      <style:text-properties officeooo:rsid="001e48e2" officeooo:paragraph-rsid="001e48e2"/>
    </style:style>
    <style:style style:name="P19" style:family="paragraph" style:parent-style-name="Standard">
      <style:text-properties officeooo:rsid="001e48e2" officeooo:paragraph-rsid="001e48e2"/>
    </style:style>
    <style:style style:name="P20" style:family="paragraph" style:parent-style-name="Standard" style:list-style-name="L13">
      <style:text-properties officeooo:rsid="001e48e2" officeooo:paragraph-rsid="001fffe6"/>
    </style:style>
    <style:style style:name="P21" style:family="paragraph" style:parent-style-name="Standard" style:list-style-name="L12">
      <style:text-properties officeooo:rsid="001fffe6" officeooo:paragraph-rsid="001fffe6"/>
    </style:style>
    <style:style style:name="P22" style:family="paragraph" style:parent-style-name="Standard" style:list-style-name="L9">
      <style:text-properties officeooo:rsid="001fffe6" officeooo:paragraph-rsid="001e48e2"/>
    </style:style>
    <style:style style:name="P23" style:family="paragraph" style:parent-style-name="Standard" style:list-style-name="L9">
      <style:text-properties officeooo:rsid="001fffe6" officeooo:paragraph-rsid="001fffe6"/>
    </style:style>
    <style:style style:name="P24" style:family="paragraph" style:parent-style-name="Standard" style:list-style-name="L13">
      <style:text-properties officeooo:rsid="001fffe6" officeooo:paragraph-rsid="001fffe6"/>
    </style:style>
    <style:style style:name="P25" style:family="paragraph" style:parent-style-name="Standard" style:list-style-name="L15">
      <style:text-properties officeooo:rsid="001fffe6" officeooo:paragraph-rsid="001fffe6"/>
    </style:style>
    <style:style style:name="P26" style:family="paragraph" style:parent-style-name="Standard" style:list-style-name="L16">
      <style:text-properties officeooo:rsid="001fffe6" officeooo:paragraph-rsid="001fffe6"/>
    </style:style>
    <style:style style:name="P27" style:family="paragraph" style:parent-style-name="Text_20_body" style:list-style-name="L5">
      <style:text-properties officeooo:paragraph-rsid="001b405e"/>
    </style:style>
    <style:style style:name="P28" style:family="paragraph" style:parent-style-name="Text_20_body" style:list-style-name="L5">
      <style:text-properties officeooo:rsid="001b405e" officeooo:paragraph-rsid="001b405e"/>
    </style:style>
    <style:style style:name="T1" style:family="text">
      <style:text-properties officeooo:rsid="001b40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05e" style:font-weight-asian="bold" style:font-weight-complex="bold"/>
    </style:style>
    <style:style style:name="T4" style:family="text">
      <style:text-properties officeooo:rsid="001c33ce"/>
    </style:style>
    <style:style style:name="T5" style:family="text">
      <style:text-properties officeooo:rsid="001ff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Ökologie</text:h>
      <text:p text:style-name="P1"/>
      <text:h text:style-name="Heading_20_2" text:outline-level="2">Autökologie</text:h>
      <text:p text:style-name="P1"/>
      <text:list xml:id="list4058812076" text:style-name="L1">
        <text:list-item>
          <text:p text:style-name="P8">Ökologische Potenz: Lebewesen können sich fortpflanzen</text:p>
        </text:list-item>
        <text:list-item>
          <text:p text:style-name="P8">Optimum: am meisten Nachkommen</text:p>
        </text:list-item>
        <text:list-item>
          <text:p text:style-name="P8">Pessimum: keine Fortpflanzung, aber Überleben</text:p>
        </text:list-item>
        <text:list-item>
          <text:p text:style-name="P8">Intesität des Ökofaktors außerhalb des Toleranzbereichs: Tod des Individuums</text:p>
        </text:list-item>
        <text:list-item>
          <text:p text:style-name="P8">→ Überlege dir Beispiele!</text:p>
        </text:list-item>
      </text:list>
      <text:p text:style-name="P1"/>
      <text:p text:style-name="P2">Ökofarkoren können folgendermaßen wirken:</text:p>
      <text:list xml:id="list4137535517" text:style-name="L2">
        <text:list-item>
          <text:p text:style-name="P9">Stimulierend (= auslösend)</text:p>
        </text:list-item>
        <text:list-item>
          <text:p text:style-name="P9">Modifizierend (=verändernd)</text:p>
        </text:list-item>
        <text:list-item>
          <text:p text:style-name="P9">Limitierend (=begranzend)</text:p>
        </text:list-item>
      </text:list>
      <text:p text:style-name="P2"/>
      <text:p text:style-name="P2">2) Modifikierende Ökofaktoren: k.B.:</text:p>
      <text:list xml:id="list1422931911" text:style-name="L3">
        <text:list-item>
          <text:p text:style-name="P10">Chinesische Primel:</text:p>
          <text:list>
            <text:list-item>
              <text:p text:style-name="P10">Weißblühend über 30C</text:p>
            </text:list-item>
            <text:list-item>
              <text:p text:style-name="P10">Rotblühend unter 30C</text:p>
            </text:list-item>
            <text:list-item>
              <text:p text:style-name="P10">(Grund: Enzym)</text:p>
            </text:list-item>
          </text:list>
        </text:list-item>
        <text:list-item>
          <text:p text:style-name="P10">Edelweiß</text:p>
          <text:list>
            <text:list-item>
              <text:p text:style-name="P10">Frostkeimer</text:p>
            </text:list-item>
          </text:list>
        </text:list-item>
        <text:list-item>
          <text:p text:style-name="P10">Geschlechtsbestimmung der Krokodile</text:p>
          <text:list>
            <text:list-item>
              <text:p text:style-name="P10">Bis 30E: nur Weibchen</text:p>
            </text:list-item>
            <text:list-item>
              <text:p text:style-name="P10">30-34C: Männchen und weibchen</text:p>
            </text:list-item>
            <text:list-item>
              <text:p text:style-name="P10">Ab 34C: nur Männchen</text:p>
            </text:list-item>
          </text:list>
        </text:list-item>
        <text:list-item>
          <text:p text:style-name="P11">Bergmannsche Gegel = Körpergrößenregel:</text:p>
          <text:list>
            <text:list-item>
              <text:p text:style-name="P11">Gleichwarme Tiere in kälteren Gebieten größer (Oberfächen zu Volumen Regel)</text:p>
            </text:list-item>
          </text:list>
        </text:list-item>
        <text:list-item>
          <text:p text:style-name="P11">Allensche Regel = Proportionsregel:</text:p>
          <text:list>
            <text:list-item>
              <text:p text:style-name="P11">Körperanhänge (z.B.: Ohren) in wärmeren Gebieten größer als in kalten</text:p>
            </text:list-item>
          </text:list>
        </text:list-item>
      </text:list>
      <text:p text:style-name="P3"/>
      <text:p text:style-name="P3">3) Limitierende Ökofaktoren:</text:p>
      <text:list xml:id="list32031888" text:style-name="L4">
        <text:list-item>
          <text:p text:style-name="P12">z.B.: Wassertemperatur bei tropischen Korallen: </text:p>
        </text:list-item>
        <text:list-item>
          <text:p text:style-name="P12">Können nur überleben bei Temperatur über 20C</text:p>
        </text:list-item>
      </text:list>
      <text:p text:style-name="P3"/>
      <text:p text:style-name="P3"/>
      <text:h text:style-name="Heading_20_2" text:outline-level="2">Synökologie</text:h>
      <text:list xml:id="list1126734670" text:style-name="L5">
        <text:list-item>
          <text:p text:style-name="P28">Ükologie der Biozönosen (Lebensgemeinschaft unterschiedlicher Organismen)</text:p>
        </text:list-item>
        <text:list-item>
          <text:p text:style-name="P28">Wie beinflussen Lebewesen einander?</text:p>
          <text:list>
            <text:list-item>
              <text:p text:style-name="P28">v.a. Fressen und gefressen werden</text:p>
            </text:list-item>
            <text:list-item>
              <text:p text:style-name="P28">Verschiedene Strategien, um an Nahrung zu kommen bzw. um Fefressenwerden zu verhindern</text:p>
            </text:list-item>
          </text:list>
        </text:list-item>
      </text:list>
      <text:p text:style-name="P7"/>
      <text:p text:style-name="P7"/>
      <text:h text:style-name="Heading_20_2" text:outline-level="2"><text:soft-page-break/>Synökologie</text:h>
      <text:p text:style-name="Text_20_body"/>
      <text:list xml:id="list122816115902836" text:continue-numbering="true" text:style-name="L5">
        <text:list-item>
          <text:p text:style-name="P27"><text:span text:style-name="T3">(Primär) Produzenten</text:span><text:span text:style-name="T1">: Organismen, <text:s/>die aus anorganischen Stoffen organischen Verbindungen aufbauen können (z.B.: grüne Pflanze durch Fotosynthese)</text:span></text:p>
        </text:list-item>
        <text:list-item>
          <text:p text:style-name="P28"><text:span text:style-name="T2">Primärkonsumenten</text:span> (=Sekundärproduzenten): Tiere, die sich unmittelbar von Primärproduzentern ernähren (Pflanzenfresser), z.B.: Eichenwicklerraupe, die Eichenblätter frisst</text:p>
        </text:list-item>
        <text:list-item>
          <text:p text:style-name="P28"><text:span text:style-name="T2">Sekundärkonsument</text:span> (=Tertiärproduzent): Tiere, die von Primärkkonsumenten leben (Fleischfresser), z.B.: Kohlmeise, die eine Eichenwicklerraupe frisst</text:p>
        </text:list-item>
        <text:list-item>
          <text:p text:style-name="P28"><text:span text:style-name="T2">Endkonsument</text:span>: Tiere, die nicht mehr gefressen werden. Sie bilden das Ende der Nahrungskette z.B.: Waldkauz, der eine Kohlmeise frisst</text:p>
        </text:list-item>
        <text:list-item>
          <text:p text:style-name="P28"><text:span text:style-name="T2">Destruenten</text:span>: Zersetzen abgestorbenes Material, sie wandell organische in anorganische Substanzen um (Reminaralisierung). z.B.: Bakterien, Pilze</text:p>
          <text:p text:style-name="P28"/>
        </text:list-item>
      </text:list>
      <text:list xml:id="list3446648156" text:style-name="L6">
        <text:list-item>
          <text:p text:style-name="P13">Beispiel für eine Nahrungskette im Wald: Eichenblatt → Raupe des Eichenwicklers → Kohlmeise → Waldkau<text:span text:style-name="T4">z</text:span></text:p>
        </text:list-item>
        <text:list-item>
          <text:p text:style-name="P13">Nahrungsnetz: Verbindung unterschiedlicher Nahrungsketten (Tiere ernöhren sich meist von verschiedenen Pflanzen/anderen Tieren und dienen auch verschiedenen Tieren als Nahrungsquelle)</text:p>
        </text:list-item>
        <text:list-item>
          <text:p text:style-name="P13">Nahrungspyramide: Anzahl der Konsumenten nimmt von Stufe zu Stufe ab → Pyramidenstruktur</text:p>
        </text:list-item>
        <text:list-item>
          <text:p text:style-name="P13">Tropischen Niveiu: Stellung eines Organismus im Nahrungsnetz</text:p>
        </text:list-item>
      </text:list>
      <text:p text:style-name="P4"/>
      <text:p text:style-name="P5">Nahrungsbeziehungen können…</text:p>
      <text:list xml:id="list1829854121" text:style-name="L7">
        <text:list-item>
          <text:p text:style-name="P14">Top-down (eher von Räubern) oder z.B.: Wald</text:p>
        </text:list-item>
        <text:list-item>
          <text:p text:style-name="P14">Bottom-up (eher von Nährsalzen, Licht etc.) z.B.: Meer</text:p>
        </text:list-item>
      </text:list>
      <text:p text:style-name="P5">gesteuert sein</text:p>
      <text:p text:style-name="P5"/>
      <text:list xml:id="list2368775349" text:style-name="L8">
        <text:list-item>
          <text:p text:style-name="P15">Energiefluss: Weitergabe der Energie von einnem trophischen Niveiu zum nächst höheren in einer Nahrungspyramide; Energieverluste von pa. 90% pro Stufe durch Wärmeverlust, Stoffwechsel etc.</text:p>
        </text:list-item>
      </text:list>
      <text:p text:style-name="P6"/>
      <text:list xml:id="list1101413982" text:style-name="L9">
        <text:list-item>
          <text:p text:style-name="P16">Räuber-Beute-Beziehungen (+/-)</text:p>
        </text:list-item>
      </text:list>
      <text:list xml:id="list3876642711" text:style-name="L10">
        <text:list-item>
          <text:list>
            <text:list-item>
              <text:p text:style-name="P17">Räuber profitiert, Beute verliert</text:p>
            </text:list-item>
            <text:list-item>
              <text:p text:style-name="P17">z.B.: Beutepopulation: Hase</text:p>
            </text:list-item>
            <text:list-item>
              <text:p text:style-name="P17">Z.B.: Räuberpopulation: Fuchs</text:p>
            </text:list-item>
            <text:list-item>
              <text:p text:style-name="P17">Viele Hasen → viele Füchse → wenig Hasen → wenig Füchse (zeitversetzt!)</text:p>
            </text:list-item>
          </text:list>
        </text:list-item>
      </text:list>
      <text:list xml:id="list122815752644766" text:continue-list="list1101413982" text:style-name="L9">
        <text:list-header>
          <text:p text:style-name="P23"/>
        </text:list-header>
        <text:list-item>
          <text:p text:style-name="P18">Symbiosen (+/+):</text:p>
        </text:list-item>
      </text:list>
      <text:list xml:id="list3550149800" text:style-name="L13">
        <text:list-header>
          <text:p text:style-name="P20">Beide Beteiligten profitieren</text:p>
          <text:list>
            <text:list-item>
              <text:p text:style-name="P20">Mykorrhiza (Pilz + Pflanze)</text:p>
            </text:list-item>
            <text:list-item>
              <text:p text:style-name="P20">Flechten (Alge + Pilz)</text:p>
            </text:list-item>
            <text:list-item>
              <text:p text:style-name="P20">Knöllchenbakterien + Schmetterlingsblütler</text:p>
            </text:list-item>
            <text:list-item>
              <text:p text:style-name="P20">Blüten + Bestäuber<text:span text:style-name="T5">er</text:span></text:p>
            </text:list-item>
            <text:list-item>
              <text:p text:style-name="P24">Korallen + Algen</text:p>
            </text:list-item>
            <text:list-item>
              <text:p text:style-name="P24">Darmbakterien</text:p>
            </text:list-item>
            <text:list-item>
              <text:p text:style-name="P24"><text:soft-page-break/>Clownfish + anemone</text:p>
            </text:list-item>
          </text:list>
        </text:list-header>
      </text:list>
      <text:list xml:id="list122815602437565" text:continue-list="list122815752644766" text:style-name="L9">
        <text:list-item>
          <text:p text:style-name="P23">Kommensalismus (+/0)</text:p>
        </text:list-item>
      </text:list>
      <text:list xml:id="list1089632848" text:style-name="L15">
        <text:list-item>
          <text:p text:style-name="P25">einer profitiert, der andere hat weder Vor- noch nachteil; Mitesser</text:p>
        </text:list-item>
        <text:list-item>
          <text:p text:style-name="P25">Aasfresser der Steppen und Wüsten (fressen was Räuber übrig lassen)</text:p>
        </text:list-item>
      </text:list>
      <text:list xml:id="list122816732344554" text:continue-list="list122815602437565" text:style-name="L9">
        <text:list-item>
          <text:p text:style-name="P23">Parasitmus (+/-):</text:p>
        </text:list-item>
      </text:list>
      <text:list xml:id="list198510023" text:style-name="L16">
        <text:list-item>
          <text:list>
            <text:list-item>
              <text:p text:style-name="P26">parasit lebt von Wirt, bringt diesen aber nicht um</text:p>
            </text:list-item>
            <text:list-item>
              <text:p text:style-name="P26">Bei Tieren:</text:p>
            </text:list-item>
          </text:list>
          <text:p text:style-name="P26">Ektoparasiten(Außenparasiten)</text:p>
          <text:list text:continue-numbering="true">
            <text:list-item>
              <text:p text:style-name="P26">Läuse </text:p>
            </text:list-item>
            <text:list-item>
              <text:p text:style-name="P26">Zecken</text:p>
            </text:list-item>
          </text:list>
          <text:p text:style-name="P26">Endoparasiten (Innenparasiten)</text:p>
          <text:list text:continue-numbering="true">
            <text:list-item>
              <text:p text:style-name="P26">Bandwurm</text:p>
            </text:list-item>
            <text:list-item>
              <text:p text:style-name="P26">Spulwürmer</text:p>
            </text:list-item>
          </text:list>
        </text:list-item>
      </text:list>
      <text:list xml:id="list122817611469018" text:continue-list="list122816732344554" text:style-name="L9">
        <text:list-item>
          <text:p text:style-name="P23"/>
        </text:list-item>
        <text:list-item>
          <text:p text:style-name="P23"/>
          <text:p text:style-name="P22"/>
        </text:list-item>
      </text:list>
      <text:list xml:id="list4117916928" text:style-name="L12">
        <text:list-item>
          <text:p text:style-name="P21"/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00:53.908440410</meta:creation-date>
    <dc:date>2022-03-04T12:28:15.019677882</dc:date>
    <meta:editing-duration>PT17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481" meta:character-count="3480" meta:non-whitespace-character-count="3141"/>
  </office:meta>
</office:document-meta>
</file>